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97cm" fo:min-width="2.374cm"/>
    </style:style>
    <style:style style:name="gr2" style:family="graphic" style:parent-style-name="standard">
      <style:graphic-properties draw:textarea-horizontal-align="justify" draw:textarea-vertical-align="middle" draw:auto-grow-height="false" fo:min-height="1.929cm" fo:min-width="4.6cm"/>
    </style:style>
    <style:style style:name="gr3" style:family="graphic" style:parent-style-name="standard">
      <style:graphic-properties draw:textarea-horizontal-align="justify" draw:textarea-vertical-align="middle" draw:auto-grow-height="false" fo:min-height="1.973cm" fo:min-width="1.97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standard">
      <style:graphic-properties draw:stroke="none" draw:fill="none" fo:min-height="0.61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textarea-horizontal-align="justify" draw:textarea-vertical-align="middle" draw:auto-grow-height="false" fo:min-height="2.481cm" fo:min-width="3.05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1.905cm" svg:x="8.239cm" svg:y="1.508cm">
          <text:p text:style-name="P1">FindSl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5.334cm" svg:height="2.413cm" svg:x="7.604cm" svg:y="4.937cm">
          <text:p text:style-name="P1">Counter = 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4.953cm" svg:height="4.445cm" svg:x="7.731cm" svg:y="8.493cm">
          <text:p text:style-name="P1">Is slot 0 empt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4.953cm" svg:height="4.445cm" svg:x="15.097cm" svg:y="8.366cm">
          <text:p text:style-name="P1">Is slot 0 greater</text:p>
          <text:p text:style-name="P1">Than N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2" draw:layer="layout" svg:x1="12.684cm" svg:y1="10.525cm" svg:x2="14.843cm" svg:y2="10.525cm">
          <text:p/>
        </draw:line>
        <draw:line draw:style-name="gr4" draw:text-style-name="P2" draw:layer="layout" svg:x1="10.271cm" svg:y1="3.54cm" svg:x2="10.271cm" svg:y2="4.937cm">
          <text:p/>
        </draw:line>
        <draw:line draw:style-name="gr4" draw:text-style-name="P2" draw:layer="layout" svg:x1="10.271cm" svg:y1="7.35cm" svg:x2="10.271cm" svg:y2="8.493cm">
          <text:p/>
        </draw:line>
        <draw:line draw:style-name="gr4" draw:text-style-name="P2" draw:layer="layout" svg:x1="7.858cm" svg:y1="10.779cm" svg:x2="5.953cm" svg:y2="10.779cm">
          <text:p/>
        </draw:line>
        <draw:frame draw:style-name="gr5" draw:text-style-name="P3" draw:layer="layout" svg:width="1.905cm" svg:height="0.962cm" svg:x="5.953cm" svg:y="9.69cm">
          <draw:text-box>
            <text:p>yes</text:p>
          </draw:text-box>
        </draw:frame>
        <draw:frame draw:style-name="gr6" draw:text-style-name="P3" draw:layer="layout" svg:width="1.778cm" svg:height="1.27cm" svg:x="12.684cm" svg:y="9.001cm">
          <draw:text-box>
            <text:p>no</text:p>
          </draw:text-box>
        </draw:frame>
        <draw:custom-shape draw:style-name="gr2" draw:text-style-name="P1" xml:id="id1" draw:id="id1" draw:layer="layout" svg:width="5.334cm" svg:height="2.413cm" svg:x="0.619cm" svg:y="9.509cm">
          <text:p text:style-name="P1">Counter +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3.286cm" svg:y1="9.509cm" svg:x2="10.208cm" svg:y2="8.493cm" draw:start-shape="id1" draw:start-glue-point="0" draw:end-shape="id2" draw:end-glue-point="4" svg:d="M3286 9509v-1518h6922v502" svg:viewBox="0 0 6923 1519">
          <text:p/>
        </draw:connector>
        <draw:custom-shape draw:style-name="gr2" draw:text-style-name="P1" draw:layer="layout" svg:width="5.334cm" svg:height="2.413cm" svg:x="15.097cm" svg:y="4.937cm">
          <text:p text:style-name="P1">Counter +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7.637cm" svg:y1="8.366cm" svg:x2="17.637cm" svg:y2="7.477cm">
          <text:p/>
        </draw:line>
        <draw:line draw:style-name="gr4" draw:text-style-name="P2" draw:layer="layout" svg:x1="14.97cm" svg:y1="6.842cm" svg:x2="10.398cm" svg:y2="8.366cm">
          <text:p/>
        </draw:line>
        <draw:frame draw:style-name="gr7" draw:text-style-name="P4" draw:layer="layout" svg:width="1.778cm" svg:height="0.962cm" svg:x="17.637cm" svg:y="7.404cm">
          <draw:text-box>
            <text:p>yes</text:p>
          </draw:text-box>
        </draw:frame>
        <draw:frame draw:style-name="gr8" draw:text-style-name="P4" draw:layer="layout" svg:width="1.281cm" svg:height="0.963cm" svg:x="16.113cm" svg:y="12.737cm">
          <draw:text-box>
            <text:p>no</text:p>
          </draw:text-box>
        </draw:frame>
        <draw:line draw:style-name="gr4" draw:text-style-name="P2" draw:layer="layout" svg:x1="17.51cm" svg:y1="12.938cm" svg:x2="17.51cm" svg:y2="14.335cm">
          <text:p/>
        </draw:line>
        <draw:custom-shape draw:style-name="gr9" draw:text-style-name="P1" draw:layer="layout" svg:width="7.112cm" svg:height="5.461cm" svg:x="13.827cm" svg:y="14.335cm">
          <text:p text:style-name="P1">Does counter = 0</text:p>
          <text:p text:style-name="P1">Or </text:p>
          <text:p text:style-name="P1">Does counter = 19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5.334cm" svg:height="2.413cm" svg:x="7.35cm" svg:y="15.986cm">
          <text:p text:style-name="P1">Return coun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334cm" svg:height="2.413cm" svg:x="14.589cm" svg:y="20.685cm">
          <text:p text:style-name="P1">Return counter -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3.827cm" svg:y1="17.002cm" svg:x2="12.684cm" svg:y2="17.002cm">
          <text:p/>
        </draw:line>
        <draw:line draw:style-name="gr4" draw:text-style-name="P2" draw:layer="layout" svg:x1="17.383cm" svg:y1="19.796cm" svg:x2="17.383cm" svg:y2="20.812cm">
          <text:p/>
        </draw:line>
        <draw:frame draw:style-name="gr8" draw:text-style-name="P4" draw:layer="layout" svg:width="1.556cm" svg:height="0.963cm" svg:x="12.652cm" svg:y="16.113cm">
          <draw:text-box>
            <text:p>yes</text:p>
          </draw:text-box>
        </draw:frame>
        <draw:frame draw:style-name="gr8" draw:text-style-name="P4" draw:layer="layout" svg:width="1.281cm" svg:height="0.963cm" svg:x="17.499cm" svg:y="19.669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5T18:09:24.657000000</meta:creation-date>
    <dc:date>2019-10-25T18:34:36.326000000</dc:date>
    <meta:editing-duration>PT4M38S</meta:editing-duration>
    <meta:editing-cycles>1</meta:editing-cycles>
    <meta:document-statistic meta:object-count="25"/>
    <meta:generator>Neat_Office/6.1.3.2$Windows_x86 LibreOffice_project/</meta:generator>
  </office:meta>
</office:document-meta>
</file>